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598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>
            <text:p>Integrally controlled proteins</text:p>
          </table:table-cell>
          <table:table-cell table:style-name="Default"/>
        </table:table-row>
        <table:table-row table:style-name="ro1">
          <table:table-cell office:value-type="string">
            <text:p>Enrichment Score: 3.2079342112759694</text:p>
          </table:table-cell>
          <table:table-cell table:style-name="Default"/>
        </table:table-row>
        <table:table-row table:style-name="ro1">
          <table:table-cell office:value-type="string">
            <text:p>Term</text:p>
          </table:table-cell>
          <table:table-cell table:style-name="Default" office:value-type="string">
            <text:p>FDR</text:p>
          </table:table-cell>
        </table:table-row>
        <table:table-row table:style-name="ro1">
          <table:table-cell office:value-type="string">
            <text:p>GO:0006071~glycerol metabolic process</text:p>
          </table:table-cell>
          <table:table-cell office:value-type="float" office:value="0.00008667">
            <text:p>8.67E-05</text:p>
          </table:table-cell>
        </table:table-row>
        <table:table-row table:style-name="ro1">
          <table:table-cell office:value-type="string">
            <text:p>GO:0019400~alditol metabolic process</text:p>
          </table:table-cell>
          <table:table-cell office:value-type="float" office:value="0.00207827437579411">
            <text:p>2.08E-03</text:p>
          </table:table-cell>
        </table:table-row>
        <table:table-row table:style-name="ro1">
          <table:table-cell office:value-type="string">
            <text:p>GO:0019751~polyol metabolic process</text:p>
          </table:table-cell>
          <table:table-cell office:value-type="float" office:value="0.00225689033166443">
            <text:p>2.26E-03</text:p>
          </table:table-cell>
        </table:table-row>
        <table:table-row table:style-name="ro1">
          <table:table-cell office:value-type="string">
            <text:p>GO:0006072~glycerol-3-phosphate metabolic process</text:p>
          </table:table-cell>
          <table:table-cell office:value-type="float" office:value="0.383277711365593">
            <text:p>3.83E-01</text:p>
          </table:table-cell>
        </table:table-row>
        <table:table-row table:style-name="ro1">
          <table:table-cell office:value-type="string">
            <text:p>GO:0045333~cellular respiration</text:p>
          </table:table-cell>
          <table:table-cell office:value-type="float" office:value="45.4946139325015">
            <text:p>4.55E+01</text:p>
          </table:table-cell>
        </table:table-row>
        <table:table-row table:style-name="ro1">
          <table:table-cell office:value-type="string">
            <text:p>GO:0019637~organophosphate metabolic process</text:p>
          </table:table-cell>
          <table:table-cell office:value-type="float" office:value="74.3460235858527">
            <text:p>7.43E+01</text:p>
          </table:table-cell>
        </table:table-row>
        <table:table-row table:style-name="ro1">
          <table:table-cell office:value-type="string">
            <text:p>GO:0006796~phosphate metabolic process</text:p>
          </table:table-cell>
          <table:table-cell office:value-type="float" office:value="99.547986405599">
            <text:p>9.95E+01</text:p>
          </table:table-cell>
        </table:table-row>
        <table:table-row table:style-name="ro1">
          <table:table-cell office:value-type="string">
            <text:p>GO:0006793~phosphorus metabolic process</text:p>
          </table:table-cell>
          <table:table-cell office:value-type="float" office:value="99.8488068686112">
            <text:p>9.98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9-25T16:18:01</dc:date>
    <dc:creator>jrh94 </dc:creator>
    <meta:document-statistic meta:table-count="1" meta:cell-count="20" meta:object-count="0"/>
  </office:meta>
</office:document-meta>
</file>